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333333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333333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Header">
      <style:paragraph-properties fo:margin-left="0cm" fo:margin-right="0cm" fo:line-height="150%" fo:text-indent="0cm" style:auto-text-indent="false"/>
      <style:text-properties officeooo:paragraph-rsid="000c8174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3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paragraph-rsid="000746cf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paragraph-rsid="0007fab5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9" style:family="paragraph" style:parent-style-name="Header">
      <style:paragraph-properties fo:text-align="start" style:justify-single-word="false"/>
      <style:text-properties style:font-name="Arial" fo:font-size="9pt" officeooo:paragraph-rsid="000c8174" style:font-size-asian="9pt" style:font-size-complex="9pt"/>
    </style:style>
    <style:style style:name="P20" style:family="paragraph" style:parent-style-name="Header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Header">
      <style:paragraph-properties fo:text-align="start" style:justify-single-word="false"/>
      <style:text-properties style:font-name="Arial" fo:font-size="11pt" officeooo:paragraph-rsid="000c8174" style:font-size-asian="11pt" style:font-size-complex="11pt"/>
    </style:style>
    <style:style style:name="P22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Header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11pt" style:text-underline-style="none" fo:font-weight="normal" officeooo:paragraph-rsid="000c8174" fo:background-color="transparent" style:font-size-asian="11pt" style:font-weight-asian="normal" style:font-size-complex="11pt" style:font-weight-complex="normal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recibo in objects"&gt;</text:placeholder></text:p>
      <text:p text:style-name="P3"><text:placeholder text:placeholder-type="text">&lt;set_lang('es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7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<text:placeholder text:placeholder-type="text">&lt;company.party.full_name.upper()&gt;</text:placeholder></text:p>
            <text:p text:style-name="P12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2"><text:span text:style-name="T9">CUIT N° </text:span><text:span text:style-name="T10"><text:placeholder text:placeholder-type="text">&lt;vat_number&gt;</text:placeholder></text:span></text:p>
            <text:p text:style-name="P20"><text:placeholder text:placeholder-type="text">&lt;if test="company.party.address_get(type='invoice')"&gt;</text:placeholder></text:p>
            <text:p text:style-name="P18"><text:placeholder text:placeholder-type="text">&lt;for each="line in company.party.address_get(type='invoice').full_address.split('-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_get()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3"><text:span text:style-name="T7">Son</text:span> <text:placeholder text:placeholder-type="text">&lt;format_currency(recibo.amount, recibo.party.lang, currency=recibo.currency)&gt;</text:placeholder></text:p>
            <text:p text:style-name="P14"><text:span text:style-name="T7">Lugar </text:span><text:placeholder text:placeholder-type="text">&lt;get_place(company.party)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3"><text:span text:style-name="Line_20_numbering"/></text:p>
            <text:p text:style-name="P13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22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6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7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1"><text:placeholder text:placeholder-type="text">&lt;company.party.full_name.upper()&gt;</text:placeholder></text:p>
            <text:p text:style-name="P12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2"><text:span text:style-name="T9">CUIT N° </text:span><text:span text:style-name="T10"><text:placeholder text:placeholder-type="text">&lt;vat_number&gt;</text:placeholder></text:span></text:p>
            <text:p text:style-name="P21"><text:placeholder text:placeholder-type="text">&lt;if test="company.party.address_get(type='invoice')"&gt;</text:placeholder></text:p>
            <text:p text:style-name="P19"><text:placeholder text:placeholder-type="text">&lt;for each="line in company.party.address_get(type='invoice').full_address.split('-')"&gt;</text:placeholder></text:p>
            <text:p text:style-name="P19"><text:placeholder text:placeholder-type="text">&lt;line&gt;</text:placeholder></text:p>
            <text:p text:style-name="P19"><text:placeholder text:placeholder-type="text">&lt;/for&gt;</text:placeholder></text:p>
            <text:p text:style-name="P23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9"><text:span text:style-name="Line_20_numbering"><text:span text:style-name="T5">Domicilio </text:span></text:span><text:span text:style-name="Line_20_numbering"><text:span text:style-name="T15"><text:placeholder text:placeholder-type="text">&lt;recibo.partner.party.address_get()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3"><text:span text:style-name="T7">Son</text:span> <text:placeholder text:placeholder-type="text">&lt;format_currency(recibo.amount, recibo.party.lang, currency=recibo.currency)&gt;</text:placeholder></text:p>
            <text:p text:style-name="P15"><text:span text:style-name="T7">Lugar </text:span><text:placeholder text:placeholder-type="text">&lt;get_place(company.party)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3"><text:span text:style-name="Line_20_numbering"/></text:p>
            <text:p text:style-name="P13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22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6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315" meta:non-whitespace-character-count="2134"/>
    <meta:user-defined meta:name="Info 1"/>
    <meta:user-defined meta:name="Info 2"/>
    <meta:user-defined meta:name="Info 3"/>
    <meta:user-defined meta:name="Info 4"/>
  </office:meta>
</office:document-meta>
</file>